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3,422,754,800.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3,390,703,400.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3,398,419,600.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3,227,075,700.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3,225,652,000.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3,177,198,100.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2,791,614,000.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2,398,000,000.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1,998,000,000.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1,768,000,000.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1,726,000,000.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1,373,000,000.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1,119,000,000.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949,000,000.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897,000,000.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748,000,000.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927,000,000.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906,000,000.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874,000,000.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N/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2:11:46.548137376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5:25:05.867945426</dc:date>
    <meta:editing-duration>PT4H17M1S</meta:editing-duration>
    <meta:editing-cycles>95</meta:editing-cycles>
    <meta:generator>LibreOffice/7.2.6.2$Linux_X86_64 LibreOffice_project/20$Build-2</meta:generator>
    <meta:document-statistic meta:table-count="1" meta:cell-count="48" meta:object-count="0"/>
  </office:meta>
</office:document-meta>
</file>